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0f2c5d" officeooo:paragraph-rsid="000f2c5d" style:font-weight-asian="normal" style:font-weight-complex="normal"/>
    </style:style>
    <style:style style:name="P2" style:family="paragraph" style:parent-style-name="Heading_20_4">
      <style:paragraph-properties fo:text-align="center" style:justify-single-word="false"/>
    </style:style>
    <style:style style:name="P3" style:family="paragraph" style:parent-style-name="Text_20_body" style:list-style-name="L2"/>
    <style:style style:name="P4" style:family="paragraph" style:parent-style-name="Text_20_body">
      <style:text-properties officeooo:rsid="0014f28d" officeooo:paragraph-rsid="0014f28d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left="0cm" fo:margin-right="0cm" fo:margin-top="0cm" fo:margin-bottom="0.529cm" loext:contextual-spacing="false" fo:text-indent="0cm" style:auto-text-indent="false"/>
    </style:style>
    <style:style style:name="P8" style:family="paragraph" style:parent-style-name="Text_20_body" style:list-style-name="L1">
      <style:paragraph-properties fo:margin-top="0cm" fo:margin-bottom="0.529cm" loext:contextual-spacing="false"/>
    </style:style>
    <style:style style:name="P9" style:family="paragraph" style:parent-style-name="Text_20_body" style:list-style-name="L1">
      <style:paragraph-properties fo:margin-top="0cm" fo:margin-bottom="0.529cm" loext:contextual-spacing="false"/>
      <style:text-properties fo:font-size="12pt" loext:padding="0cm" loext:border="none"/>
    </style:style>
    <style:style style:name="P10" style:family="paragraph" style:parent-style-name="Text_20_body">
      <style:paragraph-properties fo:margin-left="0.106cm" fo:margin-right="0.106cm" fo:margin-top="0.106cm" fo:margin-bottom="0.106cm" loext:contextual-spacing="false" fo:text-indent="0cm" style:auto-text-indent="false"/>
      <style:text-properties fo:color="#1e73be" fo:font-size="12pt" fo:background-color="#ffffff" loext:padding="0cm" loext:border="none"/>
    </style:style>
    <style:style style:name="T1" style:family="text">
      <style:text-properties fo:color="#1e73be"/>
    </style:style>
    <style:style style:name="T2" style:family="text">
      <style:text-properties fo:color="#1e73be" fo:font-size="12pt" loext:padding="0cm" loext:border="none"/>
    </style:style>
    <style:style style:name="T3" style:family="text">
      <style:text-properties fo:font-size="12pt" loext:padding="0cm" loext:border="none"/>
    </style:style>
    <style:style style:name="T4" style:family="text">
      <style:text-properties officeooo:rsid="00105bcb"/>
    </style:style>
    <style:style style:name="T5" style:family="text">
      <style:text-properties officeooo:rsid="00132c3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2119"/>Installing CyberPanel</text:h>
      <text:section text:style-name="Sect1" text:name="eckb-article-content-header">
        <text:p text:style-name="P5"/>
        <text:list xml:id="list2555781660" text:style-name="L1">
          <text:list-item>
            <text:p text:style-name="P7"><text:a xlink:type="simple" xlink:href="https://cyberpanel.net/docs/" text:style-name="Internet_20_link" text:visited-style-name="Visited_20_Internet_20_Link"><text:span text:style-name="T2">Main</text:span></text:a><text:span text:style-name="T3"> </text:span></text:p>
          </text:list-item>
          <text:list-item>
            <text:p text:style-name="P8"><text:a xlink:type="simple" xlink:href="https://cyberpanel.net/docs/category/cyberpanel/" text:style-name="Internet_20_link" text:visited-style-name="Visited_20_Internet_20_Link"><text:span text:style-name="T2">CyberPanel</text:span></text:a><text:span text:style-name="T3"> </text:span></text:p>
          </text:list-item>
          <text:list-item>
            <text:p text:style-name="P8"><text:a xlink:type="simple" xlink:href="https://cyberpanel.net/docs/category/cyberpanel/install-upgrade-ent/" text:style-name="Internet_20_link" text:visited-style-name="Visited_20_Internet_20_Link"><text:span text:style-name="T2">1 - Install/Upgrade</text:span></text:a><text:span text:style-name="T3"> </text:span></text:p>
          </text:list-item>
          <text:list-item>
            <text:p text:style-name="P9"><text:span text:style-name="T1">Installing CyberPanel</text:span> </text:p>
          </text:list-item>
        </text:list>
        <text:p text:style-name="P10">&lt; All Topics</text:p>
      </text:section>
      <text:section text:style-name="Sect1" text:name="eckb-article-content-body">
        <text:p text:style-name="Text_20_body"><text:bookmark text:name="requirments"/>This installs self-hosted CyberPanel on your server which is independent of <text:a xlink:type="simple" xlink:href="https://cloud.cyberpanel.net/" text:style-name="Internet_20_link" text:visited-style-name="Visited_20_Internet_20_Link">CyberPanel Cloud</text:a>.</text:p>
        <text:p text:style-name="Text_20_body">The installation of CyberPanel is fairly easy. The installation must be run as root (sudo will not work).</text:p>
        <text:p text:style-name="Horizontal_20_Line"/>
        <text:h text:style-name="Heading_20_3" text:outline-level="3"><text:bookmark text:name="requirments1"/>Requirements</text:h>
        <text:list xml:id="list4290675148" text:style-name="L2">
          <text:list-item>
            <text:p text:style-name="P6">Centos 7.x, Centos 8.x, Ubuntu 18.04, Ubuntu 20.04</text:p>
          </text:list-item>
          <text:list-item>
            <text:p text:style-name="P6">Python 3.x</text:p>
          </text:list-item>
          <text:list-item>
            <text:p text:style-name="P6">1024MB or above Ram.</text:p>
          </text:list-item>
          <text:list-item>
            <text:p text:style-name="P3">10GB Disk Space.</text:p>
          </text:list-item>
        </text:list>
        <text:p text:style-name="Horizontal_20_Line"/>
        <text:h text:style-name="P1" text:outline-level="3"><text:span text:style-name="T4">p</text:span>ython<text:span text:style-name="T5">3</text:span> –version <text:span text:style-name="T5">(ok)</text:span></text:h>
        <text:h text:style-name="Heading_20_3" text:outline-level="3"><text:bookmark text:name="installation"/>CyberPanel vs CyberPanel Ent!</text:h>
        <text:p text:style-name="Text_20_body">CyberPanel comes with two versions one is simply called <text:span text:style-name="Strong_20_Emphasis">CyberPanel</text:span> and the other is Called <text:span text:style-name="Strong_20_Emphasis">CyberPanel Ent</text:span>. CyberPanel comes with OpenLiteSpeed and is completely free for an unlimited number of domains and worker processes.</text:p>
        <text:p text:style-name="Text_20_body">However <text:span text:style-name="Strong_20_Emphasis">CyberPanel Ent</text:span> comes with LiteSpeed Web Server Enterprise, it is free for 1 domain. If you need more than 1 domain then you can view pricing on the <text:a xlink:type="simple" xlink:href="https://cyberpanel.net/cyberpanel-enterprise/" text:style-name="Internet_20_link" text:visited-style-name="Visited_20_Internet_20_Link">pricing page</text:a>.</text:p>
        <text:p text:style-name="Text_20_body">You can learn more about the difference between <text:a xlink:type="simple" xlink:href="https://www.litespeedtech.com/products/litespeed-web-server/editions" office:target-frame-name="_blank" xlink:show="new" text:style-name="Internet_20_link" text:visited-style-name="Visited_20_Internet_20_Link">OpenLiteSpeed vs LiteSpeed Web Server Enterprise</text:a> and decide what best suits your needs.   Once installed CyberPanel and CyberPanel Ent works 100% the same from the front end, except one is running OpenLiteSpeed as the back-end and the other runs LiteSpeed Web Server Enterprise.</text:p>
        <text:p text:style-name="Horizontal_20_Line"/>
        <text:h text:style-name="Heading_20_3" text:outline-level="3"><text:bookmark text:name="installation1"/>Installing CyberPanel!</text:h>
        <text:p text:style-name="Text_20_body">Install CyberPanel (with OpenLiteSpeed), it is totally free and does not requires any kind of license, you can install using the single command.</text:p>
        <text:p text:style-name="P4"><text:soft-page-break/>Apt update &amp;&amp; apt upgrade -y &amp;&amp; reboot</text:p>
        <text:p text:style-name="P4">ssh root@IP</text:p>
        <text:p text:style-name="Text_20_body">sh &lt;(curl https://cyberpanel.net/install.sh || wget -O - https://cyberpanel.net/install.sh)</text:p>
        <text:p text:style-name="Text_20_body">If installation fails on your platform you can submit <text:a xlink:type="simple" xlink:href="https://forums.cyberpanel.net/categories/bug-report" text:style-name="Internet_20_link" text:visited-style-name="Visited_20_Internet_20_Link">bug report</text:a>.</text:p>
        <text:p text:style-name="Horizontal_20_Line"/>
        <text:h text:style-name="Heading_20_3" text:outline-level="3"><text:bookmark text:name="installation2"/>Installing CyberPanel Ent!</text:h>
        <text:p text:style-name="Text_20_body">To install CyberPanel Ent, you first need to obtain a license key (it is free for 1 domain, but you still need to obtain the key). Visit the <text:a xlink:type="simple" xlink:href="https://cyberpanel.net/cyberpanel-enterprise/" text:style-name="Internet_20_link" text:visited-style-name="Visited_20_Internet_20_Link">pricing table</text:a> to decide your desired plan.</text:p>
        <text:p text:style-name="Text_20_body"><text:bookmark text:name="installation3"/><text:span text:style-name="Strong_20_Emphasis">Obtain a License!</text:span></text:p>
        <text:p text:style-name="P5">Before running the installation, you need to obtain a license. A license key will be asked for during installation.</text:p>
        <text:p text:style-name="P5">On you’re on the command line terminal run the installation script as a single command:</text:p>
        <text:p text:style-name="P5">sh &lt;(curl https://cyberpanel.net/install.sh || wget -O - https://cyberpanel.net/install.sh)</text:p>
        <text:p text:style-name="Text_20_body">If the installation fails on your platform you can submit a <text:a xlink:type="simple" xlink:href="https://forums.cyberpanel.net/categories/bug-report" text:style-name="Internet_20_link" text:visited-style-name="Visited_20_Internet_20_Link">bug report</text:a>.</text:p>
        <text:h text:style-name="Heading_20_3" text:outline-level="3"><text:bookmark text:name="access"/>Access</text:h>
        <text:p text:style-name="P5">After the successful installation you can access CyberPanel using the details below (make sure to change):</text:p>
        <text:p text:style-name="P5">Visit: </text:p>
        <text:p text:style-name="P5">https:&lt;IP Address&gt;:8090 </text:p>
        <text:p text:style-name="P5">Username: admin </text:p>
        <text:p text:style-name="Text_20_body">Password: 1234567</text:p>
        <text:h text:style-name="P2" text:outline-level="4"><text:bookmark text:name="articleTOC_5"/><text:a xlink:type="simple" xlink:href="http://docs.cyberpanel.net/doku.php?id=cyberpanel-on-ssl" text:style-name="Internet_20_link" text:visited-style-name="Visited_20_Internet_20_Link">Setup CyberPanel on valid SSL.</text:a></text:h>
        <text:p text:style-name="Horizontal_20_Line"/>
        <text:h text:style-name="Heading_20_3" text:outline-level="3"><text:bookmark text:name="error_after_install"/>Installing specific version</text:h>
        <text:p text:style-name="Text_20_body">After version v1.9.4 or above, CyberPanel also allows to install or <text:a xlink:type="simple" xlink:href="https://cyberpanel.net/docs/upgrading-cyberpanel/" text:style-name="Internet_20_link" text:visited-style-name="Visited_20_Internet_20_Link">upgrade</text:a> to a specific version. Details are as follows:</text:p>
        <text:p text:style-name="P5">wget https://raw.githubusercontent.com/usmannasir/cyberpanel/&lt;branch name&gt;/cyberpanel.sh</text:p>
        <text:p text:style-name="P5">chmod +x cyberpanel.sh</text:p>
        <text:p text:style-name="Text_20_body">./cyberpanel.sh</text:p>
        <text:p text:style-name="Text_20_body">Replace <text:span text:style-name="Strong_20_Emphasis">&lt;branch name&gt;</text:span> with actual branch name from Github, branching schemes are described in our <text:a xlink:type="simple" xlink:href="https://github.com/usmannasir/cyberpanel/blob/stable/CONTRIBUTING.md" office:target-frame-name="_blank" xlink:show="new" text:style-name="Internet_20_link" text:visited-style-name="Visited_20_Internet_20_Link">contribution docs</text:a>.</text:p>
        <text:p text:style-name="Horizontal_20_Line"/>
        <text:h text:style-name="Heading_20_3" text:outline-level="3"><text:bookmark text:name="error_after_install1"/>503 Error After Install</text:h>
        <text:p text:style-name="P5">If you get a 503 error after installing CyberPanel, you can do one of the following things. 1. <text:span text:style-name="Strong_20_Emphasis">Check LSCPD Status</text:span>.</text:p>
        <text:p text:style-name="P5">systemctl status lscpd</text:p>
        <text:p text:style-name="P5"><text:soft-page-break/>If LSCPD is not running, start LSCPD using:</text:p>
        <text:p text:style-name="P5">systemctl start lscpd</text:p>
        <text:p text:style-name="P5">2. <text:span text:style-name="Strong_20_Emphasis">Manually set up virtualevn</text:span></text:p>
        <text:p text:style-name="P5">source /usr/local/CyberCP/bin/activate</text:p>
        <text:p text:style-name="P5">pip install --ignore-installed -r /usr/local/CyberCP/requirments.txt</text:p>
        <text:p text:style-name="P5">deactivate</text:p>
        <text:p text:style-name="P5">virtualenv --system-site-packages /usr/local/CyberCP</text:p>
        <text:p text:style-name="P5">systemctl restart lscpd</text:p>
        <text:p text:style-name="P5">3. <text:span text:style-name="Strong_20_Emphasis">Install Logs</text:span> If after this you are still having issues, you can try to find errors in the install logs, they are located at:</text:p>
        <text:p text:style-name="P5">/var/log/installLogs.txt</text:p>
        <text:p text:style-name="P5">3. <text:span text:style-name="Strong_20_Emphasis">Submit Bug Report</text:span> If all of the above failed, submit a <text:a xlink:type="simple" xlink:href="https://forums.cyberpanel.net/categories/bug-report" text:style-name="Internet_20_link" text:visited-style-name="Visited_20_Internet_20_Link">bug report</text:a>.</text:p>
      </text:section>
      <text:section text:style-name="Sect1" text:name="eckb-article-content-footer">
        <text:p text:style-name="Standard">Tags: </text:p>
      </text:section>
      <text:p text:style-name="Standard"/>
      <text:p text:style-name="Standard"><text:a xlink:type="simple" xlink:href="https://cyberpanel.net/docs/installing-cyberpanel/" text:style-name="Internet_20_link" text:visited-style-name="Visited_20_Internet_20_Link">https://cyberpanel.net/docs/installing-cyberpanel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07:41:27.292963585</meta:creation-date>
    <dc:date>2021-05-25T07:48:38.818775186</dc:date>
    <meta:editing-duration>PT7M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60" meta:word-count="520" meta:character-count="3448" meta:non-whitespace-character-count="2988"/>
  </office:meta>
</office:document-meta>
</file>